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 style:writing-mode="lr-tb"/>
      <style:text-properties officeooo:paragraph-rsid="00179b45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Heading_20_3">
      <style:paragraph-properties fo:text-align="start" style:justify-single-word="false" style:writing-mode="lr-tb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de6f7"/>
    </style:style>
    <style:style style:name="P5" style:family="paragraph" style:parent-style-name="Text_20_body" style:list-style-name="L1">
      <style:paragraph-properties fo:margin-top="0cm" fo:margin-bottom="0cm" style:contextual-spacing="false" fo:text-align="start" style:justify-single-word="false" style:writing-mode="lr-tb"/>
    </style:style>
    <style:style style:name="P6" style:family="paragraph" style:parent-style-name="Text_20_body" style:list-style-name="L1">
      <style:paragraph-properties fo:text-align="start" style:justify-single-word="false" style:writing-mode="lr-tb"/>
      <style:text-properties officeooo:paragraph-rsid="001de6f7"/>
    </style:style>
    <style:style style:name="P7" style:family="paragraph" style:parent-style-name="Horizontal_20_Line">
      <style:paragraph-properties fo:text-align="start" style:justify-single-word="false" style:writing-mode="lr-tb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officeooo:rsid="00179b45" officeooo:paragraph-rsid="00179b45" style:font-size-asian="14pt" style:font-size-complex="1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p text:style-name="P2">C'est un jeu simple où le joueur est représenté par un <text:span text:style-name="Strong_20_Emphasis">carré rouge</text:span> avec un <text:span text:style-name="Strong_20_Emphasis">bâton rouge</text:span> autour de lui.<text:line-break/>Des <text:span text:style-name="Strong_20_Emphasis">cercles noirs</text:span> apparaîtront et représenteront les ennemis, essayant de s'approcher du joueur.<text:line-break/>Le joueur possède un certain <text:span text:style-name="Strong_20_Emphasis">HP</text:span> (points de vie) qui ne doit pas atteindre <text:span text:style-name="Strong_20_Emphasis">0</text:span>, représenté par une <text:span text:style-name="Strong_20_Emphasis">barre rouge</text:span> en bas à gauche.<text:line-break/>Si le <text:span text:style-name="Strong_20_Emphasis">HP</text:span> atteint <text:span text:style-name="Strong_20_Emphasis">0</text:span>, la partie affiche <text:span text:style-name="Strong_20_Emphasis">Game Over</text:span> et il faudra <text:span text:style-name="Strong_20_Emphasis">rafraîchir la page</text:span> pour rejouer.</text:p>
      <text:h text:style-name="P3" text:outline-level="3"><text:span text:style-name="Strong_20_Emphasis">Comment se défendre ?</text:span></text:h>
      <text:p text:style-name="P4">Le joueur peut se déplacer avec les touches :<text:line-break/>➡ <text:span text:style-name="Strong_20_Emphasis">W, A, S, D</text:span> du clavier en anglais (et les mêmes touches si la langue change).<text:line-break/>➡Au fur et à mesure que le joueur se déplace vers les bords de l'écran, un défilement sera effectué automatiquement, donnant l'impression que la caméra suit le joueur.<text:line-break/>➡ À chaque appui sur la <text:span text:style-name="Strong_20_Emphasis">barre d’espace</text:span>, le <text:span text:style-name="Strong_20_Emphasis">bâton tourne</text:span> autour du joueur.<text:line-break/>➡ Si des <text:span text:style-name="Strong_20_Emphasis">ennemis</text:span> sont dans son rayon de mouvement, ils perdront des <text:span text:style-name="Strong_20_Emphasis">HP</text:span>.</text:p>
      <text:h text:style-name="P3" text:outline-level="3"><text:span text:style-name="Strong_20_Emphasis">Autres fonctionnalités :</text:span></text:h>
      <text:p text:style-name="P2">✅ <text:span text:style-name="Strong_20_Emphasis">Le joueur peut collecter</text:span> de l'<text:span text:style-name="Strong_20_Emphasis">or</text:span> et du <text:span text:style-name="Strong_20_Emphasis">bois</text:span>, qui sont affichés en haut de l’écran.<text:line-break/>✅ <text:span text:style-name="Strong_20_Emphasis">L'or et le bois servent à acheter des objets dans la boutique.</text:span><text:line-break/>✅ <text:span text:style-name="Strong_20_Emphasis">La boutique</text:span> : actuellement, il n'y a qu'un <text:span text:style-name="Strong_20_Emphasis">seul objet sans utilité</text:span>.<text:line-break/>✅ <text:span text:style-name="Strong_20_Emphasis">Interaction avec la boutique :</text:span></text:p>
      <text:list text:style-name="L1">
        <text:list-item>
          <text:p text:style-name="P5"><text:span text:style-name="Strong_20_Emphasis">Clic gauche</text:span> : <text:span text:style-name="Strong_20_Emphasis">fait glisser</text:span> l’objet hors de la boutique. </text:p>
        </text:list-item>
        <text:list-item>
          <text:p text:style-name="P6"><text:span text:style-name="Strong_20_Emphasis">Clic gauche</text:span> : <text:span text:style-name="Strong_20_Emphasis">place l’objet sur la carte</text:span> et son <text:span text:style-name="Strong_20_Emphasis">prix est déduit</text:span> de l’or disponible.</text:p>
        </text:list-item>
        <text:list-item>
          <text:p text:style-name="P6"><text:span text:style-name="Strong_20_Emphasis">Clic droit sur la carte</text:span> : Pour <text:span text:style-name="T1">annuler l'achat</text:span> de l'article</text:p>
        </text:list-item>
      </text:list>
      <text:h text:style-name="P3" text:outline-level="3"><text:span text:style-name="Strong_20_Emphasis">Comment obtenir de l'or et du bois ?</text:span></text:h>
      <text:p text:style-name="P2">🟡 <text:span text:style-name="Strong_20_Emphasis">L'or</text:span> apparaît sous forme de <text:span text:style-name="Strong_20_Emphasis">cercles jaunes</text:span> sur la carte et se <text:span text:style-name="Strong_20_Emphasis">régénère automatiquement</text:span>.<text:line-break/>⚫ <text:span text:style-name="Strong_20_Emphasis">Le bois</text:span> apparaît sous forme de <text:span text:style-name="Strong_20_Emphasis">petits cercles noirs</text:span> et se régénère également.</text:p>
      <text:h text:style-name="P3" text:outline-level="3"><text:span text:style-name="Strong_20_Emphasis">Comment restaurer les HP du joueur ?</text:span></text:h>
      <text:p text:style-name="P2">🔴 <text:span text:style-name="Strong_20_Emphasis">Des cercles rouges</text:span> apparaissent automatiquement sur la carte.<text:line-break/>➡ En <text:span text:style-name="Strong_20_Emphasis">s'approchant</text:span> de ces cercles, le joueur <text:span text:style-name="Strong_20_Emphasis">récupère</text:span> des HP, du bois ou de l’or.</text:p>
      <text:h text:style-name="P3" text:outline-level="3"><text:span text:style-name="Strong_20_Emphasis">Autres fonctionnalités :</text:span></text:h>
      <text:p text:style-name="P2">📦 Un <text:span text:style-name="Strong_20_Emphasis">inventaire du joueur</text:span> existe, mais <text:span text:style-name="Strong_20_Emphasis">n'est pas encore actif</text:span>.</text:p>
      <text:h text:style-name="P3" text:outline-level="3"><text:span text:style-name="Strong_20_Emphasis">Quel est l'objectif du jeu ?</text:span></text:h>
      <text:p text:style-name="P2">💥 <text:span text:style-name="Strong_20_Emphasis">Frappez les ennemis, fuyez et récupérez vos HP autant que possible !</text:span><text:line-break/>🛠 <text:span text:style-name="Strong_20_Emphasis">L'or et le bois collectés sont conservés même si vous fermez le jeu</text:span>, grâce au <text:span text:style-name="Strong_20_Emphasis">Local Storage</text:span>, qui permet de sauvegarder les informations.</text:p>
      <text:h text:style-name="P3" text:outline-level="3"><text:soft-page-break/><text:span text:style-name="Strong_20_Emphasis">Comment lancer le jeu ?</text:span></text:h>
      <text:p text:style-name="P2">1️⃣ <text:span text:style-name="Strong_20_Emphasis">Copiez</text:span> les fichiers du jeu dans <text:span text:style-name="Strong_20_Emphasis">n'importe quel dossier</text:span>.<text:line-break/>2️⃣ <text:span text:style-name="T1">Ouvrez le fichier</text:span> index.html par Google Chrome<text:line-break/>3️⃣ <text:span text:style-name="Strong_20_Emphasis">Jouez et amusez-vous !</text:span></text:p>
      <text:p text:style-name="P2">⚠ <text:span text:style-name="Strong_20_Emphasis">Actuellement, le jeu ne permet qu'un seul joueur à la fois sur la même carte</text:span>, car il fonctionne <text:span text:style-name="Strong_20_Emphasis">uniquement en Front-End</text:span> (sans base de données ni serveur).</text:p>
      <text:p text:style-name="P7"/>
      <text:h text:style-name="P3" text:outline-level="3"><text:span text:style-name="Strong_20_Emphasis">Développé par :</text:span></text:h>
      <text:p text:style-name="P2">🎮 <text:span text:style-name="Strong_20_Emphasis">Jamal Abou Kassem</text:span></text:p>
      <text:p text:style-name="P2">✨ <text:span text:style-name="Strong_20_Emphasis">Amusez-vous bien !</text:span> 😊</text:p>
      <text:p text:style-name="P7"/>
      <text:p text:style-name="P2">Si tu veux des modifications ou ajouts, dis-moi ! 🚀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21:17.638000000</meta:creation-date>
    <dc:date>2025-02-16T14:17:46.689000000</dc:date>
    <meta:editing-duration>PT12M35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23" meta:word-count="457" meta:character-count="2478" meta:non-whitespace-character-count="2046"/>
  </office:meta>
</office:document-meta>
</file>